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etting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4: Network Management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bjectiv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On completion of this session, we hope you will know about:</text:p>
            <text:list text:style-name="L2">
              <text:list-item>
                <text:p text:style-name="P3">Good practice in network management</text:p>
              </text:list-item>
              <text:list-item>
                <text:p text:style-name="P3">Identifying and solving problems</text:p>
              </text:list-item>
              <text:list-item>
                <text:p text:style-name="P3">Detecting and predicting problems</text:p>
              </text:list-item>
              <text:list-item>
                <text:p text:style-name="P3">Preparing for disasters</text:p>
              </text:list-item>
              <text:list-item>
                <text:p text:style-name="P3">The role of policy in guiding/changing behaviour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